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T1" style:family="text">
      <style:text-properties officeooo:rsid="00125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</text:p>
      <text:p text:style-name="Preformatted_20_Text">title: Audacity <text:span text:style-name="T1">Property</text:span> Demonstration</text:p>
      <text:p text:style-name="Preformatted_20_Text">tags:</text:p>
      <text:p text:style-name="Preformatted_20_Text"><text:s text:c="2"/>- Audacity</text:p>
      <text:p text:style-name="Preformatted_20_Text"><text:s text:c="2"/>- Talent</text:p>
      <text:p text:style-name="Preformatted_20_Text">---</text:p>
      <text:p text:style-name="Preformatted_20_Text">12/8/2024</text:p>
      <text:p text:style-name="Preformatted_20_Text"/>
      <text:p text:style-name="Preformatted_20_Text">[Range Demonstration video](https://cdn.discordapp.com/attachments/1129854924243607562/1315335896719163392/Roblox_Vr_2024.12.07_-_15.33.09.08.Dvr.mp4?ex=6791b443&amp;is=679062c3&amp;hm=bc7a8c72aa899f591dbc522fe3d0f4b893c3efa5318de1d01d03e26144f39e6a&amp;)</text:p>
      <text:p text:style-name="Preformatted_20_Text"/>
      <text:p text:style-name="Preformatted_20_Text">[Audacity is able to cancel Reaper](https://cdn.discordapp.com/attachments/1129854924243607562/1315344275000655932/Audacity.mp4?ex=6791bc11&amp;is=67906a91&amp;hm=79fba745468e0184766d2606a47026ce2a150a0018849505fd8895d7359d3ebe&amp;)</text:p>
      <text:p text:style-name="Preformatted_20_Text"/>
      <text:p text:style-name="Preformatted_20_Text">[Audacity confirms assassinations](https://medal.tv/games/roblox/clips/ji9CdPCMps4XxQLJz?invite=cr-MSxLQjIsMTc5Nzk4MTc2LA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2" style:font-family-asian="FreeSans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02:47:26.404996933</dc:date>
    <meta:editing-duration>PT18S</meta:editing-duration>
    <meta:editing-cycles>1</meta:editing-cycles>
    <meta:document-statistic meta:table-count="0" meta:image-count="0" meta:object-count="0" meta:page-count="1" meta:paragraph-count="10" meta:word-count="24" meta:character-count="666" meta:non-whitespace-character-count="648"/>
    <meta:generator>LibreOffice/24.8.4.2$Linux_X86_64 LibreOffice_project/480$Build-2</meta:generator>
  </office:meta>
</office:document-meta>
</file>